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row>
        <mo fence="true" stretchy="false">|</mo>
        <mrow>
          <mstyle mathvariant="bold">
            <mi>a</mi>
          </mstyle>
        </mrow>
        <mo fence="true" stretchy="false">|</mo>
      </mrow>
      <mrow>
        <mspace width="2em"/>
        <mo stretchy="false">=</mo>
        <mspace width="2em"/>
      </mrow>
      <msqrt>
        <mrow>
          <mstyle mathvariant="bold">
            <mi>a</mi>
          </mstyle>
          <mrow>
            <mspace width="2em"/>
            <mo stretchy="false">⋅</mo>
            <mspace width="2em"/>
          </mrow>
          <mstyle mathvariant="bold">
            <mi>a</mi>
          </mstyle>
        </mrow>
      </msqrt>
    </mrow>
    <annotation encoding="StarMath 5.0">lline bold a rline ~=~ sqrt{ bold a ~cdot~ bold a 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1T17:53:35.369000000</meta:creation-date>
    <dc:date>2015-03-01T17:54:12.513000000</dc:date>
    <meta:editing-duration>PT37S</meta:editing-duration>
    <meta:editing-cycles>1</meta:editing-cycles>
    <meta:generator>LibreOffice/4.3.4.1$Windows_x86 LibreOffice_project/bc356b2f991740509f321d70e4512a6a54c5f243</meta:generator>
  </office:meta>
</office:document-meta>
</file>